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MessagesTool.get( String property , String bund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ctionMessagesTool.getAll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essagesTool.exist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MessagesTool.get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essagesTool.getAction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MessagesToo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essagesTool.get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essagesTool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MessagesTool.getGlob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essagesTool.ex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MessagesTool.getSize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